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0000004F40000066A88D5730412D32AC1.png" manifest:media-type="image/png"/>
  <manifest:file-entry manifest:full-path="Pictures/100002010000001C000000E2FE8957B90EFC4284.png" manifest:media-type="image/png"/>
  <manifest:file-entry manifest:full-path="Pictures/10000201000004FB0000067250F6F582886FEE8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5.572cm" fo:margin-left="0cm" table:align="left"/>
    </style:style>
    <style:style style:name="Tabla1.A" style:family="table-column">
      <style:table-column-properties style:column-width="2.992cm"/>
    </style:style>
    <style:style style:name="Tabla1.B" style:family="table-column">
      <style:table-column-properties style:column-width="12.58cm"/>
    </style:style>
    <style:style style:name="Tabla1.A1" style:family="table-cell">
      <style:table-cell-properties fo:padding-left="0.191cm" fo:padding-right="0.191cm" fo:padding-top="0cm" fo:padding-bottom="0cm" fo:border="none" style:writing-mode="lr-tb"/>
    </style:style>
    <style:style style:name="P1" style:family="paragraph" style:parent-style-name="Footer">
      <style:paragraph-properties>
        <style:tab-stops>
          <style:tab-stop style:position="11.867cm"/>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fo:margin-left="0cm" fo:margin-right="0cm" fo:text-indent="1.249cm" style:auto-text-indent="false">
        <style:tab-stops>
          <style:tab-stop style:position="11.867cm"/>
        </style:tab-stops>
      </style:paragraph-properties>
    </style:style>
    <style:style style:name="P4" style:family="paragraph" style:parent-style-name="Footer">
      <style:paragraph-properties fo:margin-left="0cm" fo:margin-right="0cm" fo:text-indent="1.249cm" style:auto-text-indent="false">
        <style:tab-stops>
          <style:tab-stop style:position="5.413cm"/>
        </style:tab-stops>
      </style:paragraph-properties>
    </style:style>
    <style:style style:name="P5" style:family="paragraph" style:parent-style-name="Normal">
      <style:text-properties style:font-name="Arial" fo:font-size="12pt" style:font-size-asian="12pt" style:font-name-complex="Arial" style:font-size-complex="12pt"/>
    </style:style>
    <style:style style:name="P6" style:family="paragraph" style:parent-style-name="Normal">
      <style:paragraph-properties fo:line-height="150%"/>
      <style:text-properties style:font-name="Arial" fo:font-size="12pt" style:font-size-asian="12pt" style:font-name-complex="Arial" style:font-size-complex="12pt"/>
    </style:style>
    <style:style style:name="P7" style:family="paragraph" style:parent-style-name="Normal">
      <style:paragraph-properties fo:line-height="150%" fo:text-align="justify" style:justify-single-word="false"/>
      <style:text-properties style:font-name="Arial" fo:font-size="12pt" style:font-size-asian="12pt" style:font-name-complex="Arial" style:font-size-complex="12pt"/>
    </style:style>
    <style:style style:name="P8" style:family="paragraph" style:parent-style-name="Normal">
      <style:paragraph-properties fo:line-height="150%"/>
      <style:text-properties style:font-name="Arial" fo:font-size="16pt" fo:font-weight="bold" style:font-size-asian="16pt" style:font-weight-asian="bold" style:font-name-complex="Arial" style:font-size-complex="16pt" style:font-weight-complex="bold"/>
    </style:style>
    <style:style style:name="P9" style:family="paragraph" style:parent-style-name="Normal">
      <style:paragraph-properties fo:line-height="150%" fo:text-align="justify" style:justify-single-word="false"/>
      <style:text-properties style:font-name="Arial" fo:font-size="16pt" fo:font-weight="bold" style:font-size-asian="16pt" style:font-weight-asian="bold" style:font-name-complex="Arial" style:font-size-complex="16pt" style:font-weight-complex="bold"/>
    </style:style>
    <style:style style:name="P10" style:family="paragraph" style:parent-style-name="Normal">
      <style:text-properties style:font-name="Arial" style:font-name-complex="Arial"/>
    </style:style>
    <style:style style:name="P11" style:family="paragraph" style:parent-style-name="Normal">
      <style:text-properties style:font-name="Arial" fo:font-size="26pt" style:font-size-asian="26pt" style:font-name-complex="Arial" style:font-size-complex="26pt"/>
    </style:style>
    <style:style style:name="P12" style:family="paragraph" style:parent-style-name="Normal">
      <style:paragraph-properties fo:text-align="center" style:justify-single-word="false"/>
      <style:text-properties style:font-name="Arial" fo:font-size="26pt" style:font-size-asian="26pt" style:font-name-complex="Arial" style:font-size-complex="26pt"/>
    </style:style>
    <style:style style:name="P13" style:family="paragraph" style:parent-style-name="Normal">
      <style:paragraph-properties fo:text-align="center" style:justify-single-word="false"/>
      <style:text-properties fo:color="#0070c0" style:font-name="Arial" fo:font-size="16pt" fo:font-weight="bold" style:font-size-asian="16pt" style:font-weight-asian="bold" style:font-name-complex="Arial" style:font-size-complex="16pt" style:font-weight-complex="bold"/>
    </style:style>
    <style:style style:name="P14" style:family="paragraph" style:parent-style-name="Normal">
      <style:paragraph-properties fo:text-align="center" style:justify-single-word="false"/>
      <style:text-properties fo:color="#0070c0" style:font-name="Arial" fo:font-size="12pt" fo:font-weight="bold" style:font-size-asian="12pt" style:font-weight-asian="bold" style:font-name-complex="Arial" style:font-size-complex="12pt" style:font-weight-complex="bold"/>
    </style:style>
    <style:style style:name="P15" style:family="paragraph" style:parent-style-name="Normal">
      <style:text-properties fo:color="#0070c0" style:font-name="Arial" fo:font-size="26pt" fo:font-weight="bold" style:font-size-asian="26pt" style:font-weight-asian="bold" style:font-name-complex="Arial" style:font-size-complex="26pt" style:font-weight-complex="bold"/>
    </style:style>
    <style:style style:name="P16" style:family="paragraph" style:parent-style-name="Normal">
      <style:paragraph-properties fo:text-align="end" style:justify-single-word="false"/>
      <style:text-properties fo:color="#0070c0" style:font-name="Arial" fo:font-size="26pt" fo:font-weight="bold" style:font-size-asian="26pt" style:font-weight-asian="bold" style:font-name-complex="Arial" style:font-size-complex="26pt" style:font-weight-complex="bold"/>
    </style:style>
    <style:style style:name="P17" style:family="paragraph" style:parent-style-name="Normal">
      <style:paragraph-properties>
        <style:tab-stops>
          <style:tab-stop style:position="5.794cm"/>
        </style:tab-stops>
      </style:paragraph-properties>
      <style:text-properties fo:color="#0070c0" style:font-name="Arial" fo:font-size="26pt" fo:font-weight="bold" style:font-size-asian="26pt" style:font-weight-asian="bold" style:font-name-complex="Arial" style:font-size-complex="26pt" style:font-weight-complex="bold"/>
    </style:style>
    <style:style style:name="P18" style:family="paragraph" style:parent-style-name="Normal">
      <style:paragraph-properties fo:line-height="150%" fo:text-align="center" style:justify-single-word="false"/>
      <style:text-properties fo:color="#0070c0" style:font-name="Arial" fo:font-size="26pt" fo:font-weight="bold" style:font-size-asian="26pt" style:font-weight-asian="bold" style:font-name-complex="Arial" style:font-size-complex="26pt" style:font-weight-complex="bold"/>
    </style:style>
    <style:style style:name="P19" style:family="paragraph" style:parent-style-name="Normal">
      <style:paragraph-properties fo:line-height="150%"/>
    </style:style>
    <style:style style:name="P20" style:family="paragraph" style:parent-style-name="Normal">
      <style:paragraph-properties fo:line-height="150%" fo:text-align="justify" style:justify-single-word="false"/>
    </style:style>
    <style:style style:name="P21" style:family="paragraph" style:parent-style-name="Normal">
      <style:text-properties fo:color="#2e74b5" style:font-name="Arial" fo:font-size="16pt" style:font-size-asian="16pt" style:font-name-complex="Arial" style:font-size-complex="16pt"/>
    </style:style>
    <style:style style:name="P22" style:family="paragraph" style:parent-style-name="Normal">
      <style:paragraph-properties fo:text-align="center" style:justify-single-word="false"/>
      <style:text-properties fo:color="#2e74b5" style:font-name="Arial" fo:font-size="26pt" style:font-size-asian="26pt" style:font-name-complex="Arial" style:font-size-complex="26pt"/>
    </style:style>
    <style:style style:name="P23" style:family="paragraph" style:parent-style-name="Normal">
      <style:paragraph-properties fo:text-align="end" style:justify-single-word="false"/>
    </style:style>
    <style:style style:name="P24" style:family="paragraph" style:parent-style-name="Normal">
      <style:paragraph-properties fo:text-align="end" style:justify-single-word="false">
        <style:tab-stops>
          <style:tab-stop style:position="5.794cm"/>
        </style:tab-stops>
      </style:paragraph-properties>
    </style:style>
    <style:style style:name="P25" style:family="paragraph" style:parent-style-name="Normal">
      <style:paragraph-properties fo:line-height="150%"/>
      <style:text-properties fo:color="#000000" style:font-name="Arial" fo:font-size="12pt" style:font-size-asian="12pt" style:font-name-complex="Arial" style:font-size-complex="12pt"/>
    </style:style>
    <style:style style:name="P26" style:family="paragraph" style:parent-style-name="Título_20_TDC">
      <style:paragraph-properties fo:margin-top="0cm" fo:margin-bottom="0.423cm" loext:contextual-spacing="false" fo:text-align="center" style:justify-single-word="false"/>
    </style:style>
    <style:style style:name="P27" style:family="paragraph" style:parent-style-name="TDC_20_2">
      <style:paragraph-properties>
        <style:tab-stops>
          <style:tab-stop style:position="15.184cm" style:type="right" style:leader-style="dotted" style:leader-text="."/>
        </style:tab-stops>
      </style:paragraph-properties>
    </style:style>
    <style:style style:name="P28" style:family="paragraph" style:parent-style-name="TDC_20_3">
      <style:paragraph-properties>
        <style:tab-stops>
          <style:tab-stop style:position="14.796cm" style:type="right" style:leader-style="dotted" style:leader-text="."/>
        </style:tab-stops>
      </style:paragraph-properties>
    </style:style>
    <style:style style:name="P29" style:family="paragraph" style:parent-style-name="Normal">
      <style:paragraph-properties fo:margin-top="0cm" fo:margin-bottom="0cm" loext:contextual-spacing="false" fo:line-height="150%" fo:text-align="center" style:justify-single-word="false"/>
      <style:text-properties style:font-name="Arial" fo:font-size="12pt" fo:font-weight="bold" style:font-size-asian="12pt" style:font-weight-asian="bold" style:font-name-complex="Arial" style:font-size-complex="12pt" style:font-weight-complex="bold"/>
    </style:style>
    <style:style style:name="P30" style:family="paragraph" style:parent-style-name="Normal">
      <style:paragraph-properties fo:margin-top="0cm" fo:margin-bottom="0cm" loext:contextual-spacing="false" fo:line-height="150%"/>
      <style:text-properties style:font-name="Arial" fo:font-size="12pt" style:font-size-asian="12pt" style:font-name-complex="Arial" style:font-size-complex="12pt"/>
    </style:style>
    <style:style style:name="P31" style:family="paragraph" style:parent-style-name="Normal">
      <style:paragraph-properties fo:margin-top="0cm" fo:margin-bottom="0cm" loext:contextual-spacing="false" fo:line-height="150%" fo:text-align="justify" style:justify-single-word="false"/>
      <style:text-properties style:font-name="Arial" fo:font-size="12pt" style:font-size-asian="12pt" style:font-name-complex="Arial" style:font-size-complex="12pt"/>
    </style:style>
    <style:style style:name="P32" style:family="paragraph" style:parent-style-name="Normal">
      <style:paragraph-properties fo:margin-top="0cm" fo:margin-bottom="0cm" loext:contextual-spacing="false" fo:line-height="150%" fo:text-align="justify" style:justify-single-word="false"/>
      <style:text-properties fo:color="#000000" style:font-name="Arial" fo:font-size="10.5pt" fo:background-color="#ffffff" style:font-size-asian="10.5pt" style:font-name-complex="Arial" style:font-size-complex="10.5pt"/>
    </style:style>
    <style:style style:name="P33" style:family="paragraph" style:parent-style-name="Normal">
      <style:paragraph-properties fo:margin-top="0cm" fo:margin-bottom="0cm" loext:contextual-spacing="false" fo:line-height="150%" fo:text-align="justify" style:justify-single-word="false"/>
      <style:text-properties fo:color="#000000" style:font-name="Arial" fo:font-size="16pt" fo:font-weight="bold" style:font-size-asian="16pt" style:font-weight-asian="bold" style:font-name-complex="Arial" style:font-size-complex="16pt" style:font-weight-complex="bold"/>
    </style:style>
    <style:style style:name="P34" style:family="paragraph" style:parent-style-name="Normal">
      <style:paragraph-properties fo:margin-top="0cm" fo:margin-bottom="0cm" loext:contextual-spacing="false" fo:line-height="150%" fo:text-align="justify" style:justify-single-word="false"/>
      <style:text-properties fo:color="#000000" style:font-name="Arial" fo:font-size="12pt" style:font-size-asian="12pt" style:font-name-complex="Arial" style:font-size-complex="12pt"/>
    </style:style>
    <style:style style:name="P35" style:family="paragraph" style:parent-style-name="Normal">
      <style:paragraph-properties fo:margin-top="0cm" fo:margin-bottom="0cm" loext:contextual-spacing="false" fo:line-height="150%" fo:text-align="justify" style:justify-single-word="false"/>
      <style:text-properties fo:color="#000000" style:font-name="Arial" style:font-name-complex="Arial"/>
    </style:style>
    <style:style style:name="P36" style:family="paragraph" style:parent-style-name="Normal">
      <style:paragraph-properties fo:margin-top="0cm" fo:margin-bottom="0cm" loext:contextual-spacing="false" fo:line-height="150%" fo:text-align="justify" style:justify-single-word="false"/>
      <style:text-properties fo:color="#0070c0" style:font-name="Arial" fo:font-size="12pt" fo:font-weight="bold" style:font-size-asian="12pt" style:font-weight-asian="bold" style:font-name-complex="Arial" style:font-size-complex="12pt" style:font-weight-complex="bold"/>
    </style:style>
    <style:style style:name="P37" style:family="paragraph" style:parent-style-name="Normal">
      <style:paragraph-properties fo:margin-top="0cm" fo:margin-bottom="0cm" loext:contextual-spacing="false" fo:line-height="150%" fo:text-align="justify" style:justify-single-word="false"/>
      <style:text-properties fo:color="#0070c0" style:font-name="Arial" fo:font-size="16pt" fo:font-weight="bold" style:font-size-asian="16pt" style:font-weight-asian="bold" style:font-name-complex="Arial" style:font-size-complex="16pt" style:font-weight-complex="bold"/>
    </style:style>
    <style:style style:name="P38" style:family="paragraph" style:parent-style-name="Normal_20__28_Web_29_">
      <loext:graphic-properties draw:fill="solid" draw:fill-color="#ffffff" draw:opacity="100%"/>
      <style:paragraph-properties fo:margin-top="0cm" fo:margin-bottom="0cm" loext:contextual-spacing="false" fo:line-height="150%" fo:text-align="justify" style:justify-single-word="false" fo:background-color="#ffffff"/>
      <style:text-properties fo:color="#000000" style:font-name="Arial" style:font-name-complex="Arial"/>
    </style:style>
    <style:style style:name="P39" style:family="paragraph" style:parent-style-name="Normal">
      <style:paragraph-properties fo:margin-left="0cm" fo:margin-right="0cm" fo:margin-top="0cm" fo:margin-bottom="0cm" loext:contextual-spacing="false" fo:line-height="150%" fo:text-align="justify" style:justify-single-word="false" fo:text-indent="1.251cm" style:auto-text-indent="false"/>
      <style:text-properties style:font-name="Arial" fo:font-size="12pt" style:font-size-asian="12pt" style:font-name-complex="Arial" style:font-size-complex="12pt"/>
    </style:style>
    <style:style style:name="P40" style:family="paragraph" style:parent-style-name="Normal">
      <style:paragraph-properties fo:margin-left="0cm" fo:margin-right="0cm" fo:margin-top="0cm" fo:margin-bottom="0cm" loext:contextual-spacing="false" fo:line-height="150%" fo:text-align="justify" style:justify-single-word="false" fo:text-indent="1.251cm" style:auto-text-indent="false"/>
    </style:style>
    <style:style style:name="P41" style:family="paragraph" style:parent-style-name="Normal_20__28_Web_29_">
      <loext:graphic-properties draw:fill="solid" draw:fill-color="#ffffff" draw:opacity="100%"/>
      <style:paragraph-properties fo:margin-left="0cm" fo:margin-right="0cm" fo:margin-top="0cm" fo:margin-bottom="0cm" loext:contextual-spacing="false" fo:line-height="150%" fo:text-align="justify" style:justify-single-word="false" fo:text-indent="1.251cm" style:auto-text-indent="false" fo:background-color="#ffffff"/>
      <style:text-properties fo:color="#000000" style:font-name="Arial" style:font-name-complex="Arial"/>
    </style:style>
    <style:style style:name="P42" style:family="paragraph" style:parent-style-name="Normal_20__28_Web_29_">
      <loext:graphic-properties draw:fill="solid" draw:fill-color="#ffffff" draw:opacity="100%"/>
      <style:paragraph-properties fo:margin-left="0cm" fo:margin-right="0cm" fo:margin-top="0cm" fo:margin-bottom="0cm" loext:contextual-spacing="false" fo:line-height="150%" fo:text-align="justify" style:justify-single-word="false" fo:text-indent="1.251cm" style:auto-text-indent="false" fo:background-color="#ffffff"/>
    </style:style>
    <style:style style:name="P43" style:family="paragraph" style:parent-style-name="Normal">
      <style:paragraph-properties fo:margin-left="0cm" fo:margin-right="0cm" fo:line-height="150%" fo:text-align="justify" style:justify-single-word="false" fo:text-indent="1.251cm" style:auto-text-indent="false"/>
    </style:style>
    <style:style style:name="P44" style:family="paragraph" style:parent-style-name="Normal_20__28_Web_29_">
      <loext:graphic-properties draw:fill="solid" draw:fill-color="#ffffff" draw:opacity="100%"/>
      <style:paragraph-properties fo:margin-top="0cm" fo:margin-bottom="0.397cm" loext:contextual-spacing="false" fo:line-height="150%" fo:text-align="justify" style:justify-single-word="false" fo:background-color="#ffffff"/>
      <style:text-properties fo:color="#000000" style:font-name="Arial" style:font-name-complex="Arial"/>
    </style:style>
    <style:style style:name="P45" style:family="paragraph" style:parent-style-name="Heading_20_1" style:master-page-name="MP3">
      <style:paragraph-properties fo:text-align="justify" style:justify-single-word="false" style:page-number="1" fo:break-before="page"/>
      <style:text-properties fo:color="#2e74b5" style:font-name="Arial" fo:font-weight="bold" style:font-weight-asian="bold" style:font-name-complex="Arial" style:font-weight-complex="bold"/>
    </style:style>
    <style:style style:name="P46" style:family="paragraph" style:parent-style-name="Heading_20_1" style:master-page-name="MP5">
      <style:paragraph-properties style:page-number="3" fo:break-before="page"/>
      <style:text-properties fo:color="#0070c0" style:font-name="Arial" fo:font-weight="bold" style:font-weight-asian="bold" style:font-name-complex="Arial" style:font-weight-complex="bold"/>
    </style:style>
    <style:style style:name="P47" style:family="paragraph" style:parent-style-name="Heading_20_1" style:master-page-name="MP7">
      <style:paragraph-properties style:page-number="6" fo:break-before="page"/>
      <style:text-properties fo:color="#0070c0" style:font-name="Arial" fo:font-weight="bold" style:font-weight-asian="bold" style:font-name-complex="Arial" style:font-weight-complex="bold"/>
    </style:style>
    <style:style style:name="P48" style:family="paragraph" style:parent-style-name="Heading_20_1" style:master-page-name="MP9">
      <style:paragraph-properties fo:text-align="justify" style:justify-single-word="false" style:page-number="9" fo:break-before="page"/>
      <style:text-properties fo:color="#0070c0" style:font-name="Arial" fo:font-weight="bold" style:font-weight-asian="bold" style:font-name-complex="Arial" style:font-weight-complex="bold"/>
    </style:style>
    <style:style style:name="P49" style:family="paragraph" style:parent-style-name="Heading_20_1" style:master-page-name="MP11">
      <style:paragraph-properties style:page-number="12" fo:break-before="page"/>
      <style:text-properties fo:color="#0070c0" style:font-name="Arial" fo:font-weight="bold" style:font-weight-asian="bold" style:font-name-complex="Arial" style:font-weight-complex="bold"/>
    </style:style>
    <style:style style:name="P50" style:family="paragraph" style:parent-style-name="Heading_20_1" style:master-page-name="MP12">
      <style:paragraph-properties style:page-number="13" fo:break-before="page"/>
      <style:text-properties fo:color="#0070c0" style:font-name="Arial" fo:font-weight="bold" style:font-weight-asian="bold" style:font-name-complex="Arial" style:font-weight-complex="bold"/>
    </style:style>
    <style:style style:name="P51" style:family="paragraph" style:parent-style-name="Heading_20_1" style:master-page-name="MP14">
      <style:paragraph-properties style:page-number="15" fo:break-before="page"/>
      <style:text-properties fo:color="#0070c0" style:font-name="Arial" fo:font-weight="bold" style:font-weight-asian="bold" style:font-name-complex="Arial" style:font-weight-complex="bold"/>
    </style:style>
    <style:style style:name="P52" style:family="paragraph" style:parent-style-name="Heading_20_1" style:master-page-name="MP15">
      <style:paragraph-properties style:page-number="16" fo:break-before="page"/>
      <style:text-properties fo:color="#0070c0" style:font-name="Arial" fo:font-weight="bold" style:font-weight-asian="bold" style:font-name-complex="Arial" style:font-weight-complex="bold"/>
    </style:style>
    <style:style style:name="P53" style:family="paragraph" style:parent-style-name="Heading_20_3">
      <style:paragraph-properties fo:line-height="150%"/>
      <style:text-properties fo:color="#000000" style:font-name="Arial" fo:font-weight="bold" style:font-weight-asian="bold" style:font-name-complex="Arial" style:font-weight-complex="bold"/>
    </style:style>
    <style:style style:name="P54" style:family="paragraph" style:parent-style-name="Normal" style:master-page-name="MP0">
      <style:paragraph-properties style:page-number="auto" fo:break-before="page"/>
    </style:style>
    <style:style style:name="P55" style:family="paragraph" style:parent-style-name="Normal" style:master-page-name="MP1">
      <style:paragraph-properties style:page-number="auto" fo:break-before="page"/>
    </style:style>
    <style:style style:name="P56" style:family="paragraph" style:parent-style-name="Normal" style:master-page-name="MP2">
      <style:paragraph-properties fo:text-align="center" style:justify-single-word="false" style:page-number="auto" fo:break-before="page"/>
      <style:text-properties fo:color="#0070c0" style:font-name="Arial" fo:font-size="16pt" fo:font-weight="bold" style:font-size-asian="16pt" style:font-weight-asian="bold" style:font-name-complex="Arial" style:font-size-complex="16pt" style:font-weight-complex="bold"/>
    </style:style>
    <style:style style:name="P57" style:family="paragraph" style:parent-style-name="Normal" style:master-page-name="MP4">
      <style:paragraph-properties fo:text-align="center" style:justify-single-word="false" style:page-number="1" fo:break-before="page"/>
      <style:text-properties style:font-name="Arial" fo:font-size="26pt" style:font-size-asian="26pt" style:font-name-complex="Arial" style:font-size-complex="26pt"/>
    </style:style>
    <style:style style:name="P58" style:family="paragraph" style:parent-style-name="Normal" style:master-page-name="MP6">
      <style:paragraph-properties style:page-number="2" fo:break-before="page"/>
      <style:text-properties style:font-name="Arial" fo:font-size="26pt" style:font-size-asian="26pt" style:font-name-complex="Arial" style:font-size-complex="26pt"/>
    </style:style>
    <style:style style:name="P59" style:family="paragraph" style:parent-style-name="Normal" style:master-page-name="MP8">
      <style:paragraph-properties style:page-number="2" fo:break-before="page"/>
      <style:text-properties style:font-name="Arial" fo:font-size="26pt" style:font-size-asian="26pt" style:font-name-complex="Arial" style:font-size-complex="26pt"/>
    </style:style>
    <style:style style:name="P60" style:family="paragraph" style:parent-style-name="Normal" style:master-page-name="MP10">
      <style:paragraph-properties style:page-number="2" fo:break-before="page">
        <style:tab-stops>
          <style:tab-stop style:position="5.794cm"/>
        </style:tab-stops>
      </style:paragraph-properties>
      <style:text-properties fo:color="#0070c0" style:font-name="Arial" fo:font-size="26pt" fo:font-weight="bold" style:font-size-asian="26pt" style:font-weight-asian="bold" style:font-name-complex="Arial" style:font-size-complex="26pt" style:font-weight-complex="bold"/>
    </style:style>
    <style:style style:name="P61" style:family="paragraph" style:parent-style-name="Normal" style:master-page-name="MP13">
      <style:paragraph-properties fo:line-height="150%" fo:text-align="center" style:justify-single-word="false" style:page-number="2" fo:break-before="page"/>
      <style:text-properties fo:color="#0070c0" style:font-name="Arial" fo:font-size="26pt" fo:font-weight="bold" style:font-size-asian="26pt" style:font-weight-asian="bold" style:font-name-complex="Arial" style:font-size-complex="26pt" style:font-weight-complex="bold"/>
    </style:style>
    <style:style style:name="P62" style:family="paragraph" style:parent-style-name="Normal">
      <style:paragraph-properties fo:margin-top="0cm" fo:margin-bottom="0.423cm" loext:contextual-spacing="false"/>
      <style:text-properties fo:color="#000000" style:font-name="Arial1" style:text-underline-style="none"/>
    </style:style>
    <style:style style:name="P63" style:family="paragraph" style:parent-style-name="Normal">
      <style:paragraph-properties fo:text-align="center" style:justify-single-word="false"/>
      <style:text-properties style:font-name="Arial" fo:font-size="16pt" style:font-size-asian="16pt" style:font-name-complex="Arial" style:font-size-complex="16pt"/>
    </style:style>
    <style:style style:name="P64" style:family="paragraph" style:parent-style-name="Normal">
      <style:text-properties style:font-name="Arial" fo:font-size="12pt" style:font-size-asian="12pt" style:font-name-complex="Arial" style:font-size-complex="12pt"/>
    </style:style>
    <style:style style:name="P65" style:family="paragraph" style:parent-style-name="Normal_20__28_Web_29_">
      <loext:graphic-properties draw:fill="solid" draw:fill-color="#ffffff" draw:opacity="100%"/>
      <style:paragraph-properties fo:margin-top="0cm" fo:margin-bottom="0cm" loext:contextual-spacing="false" fo:line-height="150%" fo:text-align="justify" style:justify-single-word="false" fo:background-color="#ffffff"/>
      <style:text-properties fo:color="#000000" style:font-name="Arial" fo:font-size="14pt" fo:font-weight="bold" style:font-size-asian="14pt" style:font-weight-asian="bold" style:font-name-complex="Arial" style:font-size-complex="14pt" style:font-weight-complex="bold"/>
    </style:style>
    <style:style style:name="P66" style:family="paragraph">
      <style:paragraph-properties fo:line-height="115%" fo:text-align="end" style:writing-mode="lr-tb"/>
    </style:style>
    <style:style style:name="P67" style:family="paragraph">
      <loext:graphic-properties draw:fill="none"/>
      <style:paragraph-properties style:writing-mode="lr-tb" style:font-independent-line-spacing="false"/>
    </style:style>
    <style:style style:name="P68" style:family="paragraph">
      <style:paragraph-properties style:writing-mode="lr-tb"/>
    </style:style>
    <style:style style:name="P69" style:family="paragraph">
      <style:paragraph-properties fo:text-align="center" style:writing-mode="lr-tb"/>
    </style:style>
    <style:style style:name="P70" style:family="paragraph">
      <style:paragraph-properties fo:text-align="end" style:writing-mode="lr-tb"/>
    </style:style>
    <style:style style:name="T1" style:family="text">
      <style:text-properties fo:language="es" fo:country="ES"/>
    </style:style>
    <style:style style:name="T2" style:family="text">
      <style:text-properties fo:color="#404040" style:font-name="Arial"/>
    </style:style>
    <style:style style:name="T3" style:family="text">
      <style:text-properties fo:color="#0070c0" style:font-name="Arial" fo:language="es" fo:country="ES" fo:font-weight="bold" style:font-weight-asian="bold" style:font-name-complex="Arial" style:font-weight-complex="bold"/>
    </style:style>
    <style:style style:name="T4" style:family="text">
      <style:text-properties fo:color="#0070c0" style:font-name="Arial" fo:font-size="26pt" fo:font-weight="bold" style:font-size-asian="26pt" style:font-weight-asian="bold" style:font-name-complex="Arial" style:font-size-complex="26pt" style:font-weight-complex="bold"/>
    </style:style>
    <style:style style:name="T5" style:family="text">
      <style:text-properties fo:color="#0070c0" fo:font-weight="bold" style:font-weight-asian="bold" style:font-weight-complex="bold"/>
    </style:style>
    <style:style style:name="T6" style:family="text">
      <style:text-properties style:font-name="Arial" fo:font-weight="bold" style:font-weight-asian="bold" style:font-name-complex="Arial" style:font-weight-complex="bold"/>
    </style:style>
    <style:style style:name="T7" style:family="text">
      <style:text-properties style:font-name="Arial" fo:font-size="12pt" fo:font-weight="bold" style:font-size-asian="12pt" style:font-weight-asian="bold" style:font-name-complex="Arial" style:font-size-complex="12pt" style:font-weight-complex="bold"/>
    </style:style>
    <style:style style:name="T8" style:family="text">
      <style:text-properties style:font-name="Arial" fo:font-size="12pt" style:font-size-asian="12pt" style:font-name-complex="Arial" style:font-size-complex="12pt"/>
    </style:style>
    <style:style style:name="T9" style:family="text">
      <style:text-properties fo:color="#2e74b5" style:font-name="Arial" fo:font-size="16pt" style:font-size-asian="16pt" style:font-name-complex="Arial" style:font-size-complex="16pt"/>
    </style:style>
    <style:style style:name="T10" style:family="text">
      <style:text-properties fo:color="#000000" style:font-name="Arial" fo:font-size="10.5pt" fo:background-color="#ffffff" loext:char-shading-value="0" style:font-size-asian="10.5pt" style:font-name-complex="Arial" style:font-size-complex="10.5pt"/>
    </style:style>
    <style:style style:name="T11" style:family="text">
      <style:text-properties fo:color="#000000" style:font-name="Arial" style:font-name-complex="Arial"/>
    </style:style>
    <style:style style:name="T12" style:family="text">
      <style:text-properties fo:color="#000000" style:font-name="Arial1"/>
    </style:style>
    <style:style style:name="T13" style:family="text">
      <style:text-properties fo:color="#000000" style:font-name="Arial1" fo:font-weight="bold" style:font-weight-asian="bold" style:font-name-complex="Arial" style:font-weight-complex="bold"/>
    </style:style>
    <style:style style:name="T14" style:family="text">
      <style:text-properties fo:color="#000000" style:font-name="Arial1" style:text-underline-style="solid" style:text-underline-width="auto" style:text-underline-color="font-color"/>
    </style:style>
    <style:style style:name="T15" style:family="text">
      <style:text-properties fo:color="#000000" style:font-name="Arial1" style:text-underline-style="solid" style:text-underline-width="auto" style:text-underline-color="font-color" fo:font-weight="bold" style:font-weight-asian="bold" style:font-name-complex="Arial" style:font-weight-complex="bold"/>
    </style:style>
    <style:style style:name="T16" style:family="text">
      <style:text-properties fo:color="#000000" style:font-name="Arial1" style:text-underline-style="none"/>
    </style:style>
    <style:style style:name="T17" style:family="text">
      <style:text-properties fo:color="#000000" style:font-name="Arial1" style:text-underline-style="none" fo:font-weight="bold" style:font-weight-asian="bold" style:font-name-complex="Arial" style:font-weight-complex="bold"/>
    </style:style>
    <style:style style:name="T18" style:family="text">
      <style:text-properties fo:font-weight="bold" style:font-weight-asian="bold" style:font-name-complex="Arial" style:font-weight-complex="bold"/>
    </style:style>
    <style:style style:name="T19" style:family="text">
      <style:text-properties style:font-name="Arial1"/>
    </style:style>
    <style:style style:name="T20" style:family="text">
      <style:text-properties style:font-name="Arial1" fo:font-weight="bold" style:font-weight-asian="bold" style:font-name-complex="Arial" style:font-weight-complex="bold"/>
    </style:style>
    <style:style style:name="T21" style:family="text">
      <style:text-properties fo:color="#7f7f7f" style:font-name="Arial"/>
    </style:style>
    <style:style style:name="T22" style:family="text">
      <style:text-properties fo:color="#7f7f7f" style:font-name="Arial" fo:font-size="10pt" style:font-size-asian="10pt" style:font-size-complex="10pt"/>
    </style:style>
    <style:style style:name="T23" style:family="text">
      <style:text-properties fo:color="#595959" style:font-name="Arial" fo:font-size="26pt" fo:font-weight="bold" style:font-size-asian="26pt" style:font-weight-asian="bold"/>
    </style:style>
    <style:style style:name="T24" style:family="text">
      <style:text-properties fo:color="#595959" style:font-name="Arial"/>
    </style:style>
    <style:style style:name="T25" style:family="text">
      <style:text-properties fo:color="#595959" style:font-name="Arial" fo:font-weight="bold" style:font-weight-asian="bold"/>
    </style:style>
    <style:style style:name="T26" style:family="text">
      <style:text-properties fo:color="#404040" style:font-name="Arial" fo:font-weight="bold" style:font-weight-asian="bold"/>
    </style:style>
    <style:style style:name="T27" style:family="text">
      <style:text-properties fo:color="#404040" style:font-name="Arial" style:text-underline-style="solid" style:text-underline-width="auto" style:text-underline-color="font-color" style:text-underline-mode="continuous" style:text-overline-mode="continuous" style:text-line-through-mode="continuous"/>
    </style:style>
    <style:style style:name="fr1" style:family="graphic" style:parent-style-name="Graphics">
      <style:graphic-properties style:run-through="background" style:wrap="run-through" style:number-wrapped-paragraphs="no-limit"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righ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2" fo:column-gap="1.249cm">
          <style:column style:rel-width="32767*" fo:start-indent="0cm" fo:end-indent="0.624cm"/>
          <style:column style:rel-width="32768*" fo:start-indent="0.624cm" fo:end-indent="0cm"/>
        </style:columns>
      </style:section-properties>
    </style:style>
    <style:style style:name="Sect3" style:family="section">
      <style:section-properties style:writing-mode="lr-tb" fo:margin-left="0cm" fo:margin-right="0cm" style:editable="false">
        <style:columns fo:column-count="1" fo:column-gap="0cm"/>
      </style:section-properties>
    </style:style>
    <style:style style:name="gr1" style:family="graphic">
      <style:graphic-properties draw:stroke="none" draw:fill="none" draw:textarea-horizontal-align="left" draw:textarea-vertical-align="top" draw:auto-grow-height="false" draw:auto-grow-width="false" fo:padding-top="0.127cm" fo:padding-bottom="0.127cm" fo:padding-left="0.254cm" fo:padding-right="0.254cm" fo:wrap-option="wrap"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2" style:family="graphic">
      <style:graphic-properties draw:stroke="none" draw:fill="none" draw:textarea-horizontal-align="left" draw:textarea-vertical-align="top" draw:auto-grow-height="false" draw:auto-grow-width="false" fo:padding-top="0.127cm" fo:padding-bottom="0.127cm" fo:padding-left="0.254cm" fo:padding-right="0.254cm" fo:wrap-option="wrap" style:run-through="background" style:wrap="parallel" style:number-wrapped-paragraphs="no-limit" style:wrap-contour="false" style:vertical-pos="from-top" style:vertical-rel="paragraph" style:horizontal-pos="from-left" style:horizontal-rel="page" draw:wrap-influence-on-position="once-concurrent" style:flow-with-text="false"/>
    </style:style>
    <style:style style:name="gr3" style:family="graphic">
      <style:graphic-properties draw:stroke="none" draw:fill="none" draw:textarea-horizontal-align="left" draw:textarea-vertical-align="top" draw:auto-grow-height="true" draw:auto-grow-width="false" fo:min-height="0cm" fo:min-width="0cm" fo:padding-top="0.127cm" fo:padding-bottom="0.127cm" fo:padding-left="0.254cm" fo:padding-right="0.254cm" fo:wrap-option="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55"><draw:frame draw:style-name="fr4" draw:name="Imagen 6" text:anchor-type="paragraph" svg:x="8.525cm" svg:y="1.57cm" svg:width="0.474cm" style:rel-width="scale" svg:height="3.828cm" style:rel-height="scale" draw:z-index="8"><draw:image xlink:href="Pictures/100002010000001C000000E2FE8957B90EFC4284.png" xlink:type="simple" xlink:show="embed" xlink:actuate="onLoad" loext:mime-type="image/png"/></draw:frame><draw:custom-shape text:anchor-type="paragraph" draw:z-index="7" draw:name="Cuadro de texto 1" draw:style-name="gr2" draw:text-style-name="P67" svg:width="7.915cm" svg:height="1.908cm" svg:x="12.453cm" svg:y="2.676cm"><text:p text:style-name="P68"><text:span text:style-name="T22">DIRECCIÓN ADJUNTA DE INNOVACIÓN Y </text:span><text:span text:style-name="T22">CONOCIMIENTO </text:span></text:p><text:p text:style-name="P68"><text:span text:style-name="T22">GERENCIA DE CAPITAL HUMANO</text:span></text:p><text:p text:style-name="P68"><text:span text:style-name="T22">POSGRADOS</text:span></text:p><text:p text:style-name="P68"/><draw:enhanced-geometry svg:viewBox="0 0 21600 21600" draw:type="non-primitive" draw:enhanced-path="M 0 0 L 21600 0 21600 21600 0 21600 Z N"/></draw:custom-shape><draw:custom-shape text:anchor-type="paragraph" draw:z-index="11" draw:name="Cuadro de texto 7" draw:style-name="gr3" draw:text-style-name="P67" svg:width="5.994cm" svg:height="0.733cm" svg:x="6.787cm" svg:y="19.225cm"><text:p text:style-name="P70"><text:span text:style-name="T2">Ciudad de México, </text:span><text:span text:style-name="T27">mes, año.</text:span></text:p><draw:enhanced-geometry svg:viewBox="0 0 21600 21600" draw:type="non-primitive" draw:enhanced-path="M 0 0 L 21600 0 21600 21600 0 21600 Z N"/></draw:custom-shape><draw:custom-shape text:anchor-type="paragraph" draw:z-index="9" draw:name="Cuadro de texto 4" draw:style-name="gr1" draw:text-style-name="P67" svg:width="8.319cm" svg:height="2.543cm" svg:x="-1.644cm" svg:y="7.835cm"><text:p text:style-name="P69"><text:span text:style-name="T23">“</text:span><text:span text:style-name="T23">NOMBRE DEL </text:span><text:span text:style-name="T23">PROYECTO”</text:span></text:p><draw:enhanced-geometry svg:viewBox="0 0 21600 21600" draw:type="non-primitive" draw:enhanced-path="M 0 0 L 21600 0 21600 21600 0 21600 Z N"/></draw:custom-shape><draw:custom-shape text:anchor-type="paragraph" draw:z-index="10" draw:name="Cuadro de texto 8" draw:style-name="gr2" draw:text-style-name="P67" svg:width="10.478cm" svg:height="9.208cm" svg:x="9.971cm" svg:y="10.246cm"><text:p text:style-name="P68"><text:span text:style-name="T21">(TIPO DE PROYECTO)</text:span></text:p><text:p text:style-name="P68"><text:span text:style-name="T21">Que para obtener el grado de MAESTRO EN </text:span><text:span text:style-name="T21">CIENCIA DE DATOS E INFORMACIÓN </text:span></text:p><text:p text:style-name="P68"><text:span text:style-name="T24"/></text:p><text:p text:style-name="P68"><text:span text:style-name="T24"/></text:p><text:p text:style-name="P68"><text:span text:style-name="T21">Presenta:</text:span></text:p><text:p text:style-name="P68"><text:span text:style-name="T2"/></text:p><text:p text:style-name="P68"><text:span text:style-name="T25">(Nombre y Apellidos)</text:span></text:p><text:p text:style-name="P68"><text:span text:style-name="T26"/></text:p><text:p text:style-name="P68"><text:span text:style-name="T21">Asesor:</text:span></text:p><text:p text:style-name="P68"><text:span text:style-name="T24"/></text:p><text:p text:style-name="P68"><text:span text:style-name="T25">(Nombre y Apellidos)</text:span></text:p><text:p text:style-name="P68"/><draw:enhanced-geometry svg:viewBox="0 0 21600 21600" draw:type="non-primitive" draw:enhanced-path="M 0 0 L 21600 0 21600 21600 0 21600 Z N"/></draw:custom-shape><draw:custom-shape text:anchor-type="paragraph" draw:z-index="6" draw:name="Cuadro de texto 3" draw:style-name="gr1" draw:text-style-name="P67" svg:width="8.893cm" svg:height="1.908cm" svg:x="-1.489cm" svg:y="2.665cm"><text:p text:style-name="P66"><text:span text:style-name="T21">INFOTEC CENTRO DE </text:span><text:span text:style-name="T21">INVESTIGACIÓN E </text:span><text:span text:style-name="T21">INNOVACIÓN EN </text:span><text:span text:style-name="T21">TECNOLOGÍAS DE LA </text:span><text:span text:style-name="T21">INFORMACIÓN Y </text:span><text:span text:style-name="T21">COMUNICACIÓN</text:span></text:p><draw:enhanced-geometry svg:viewBox="0 0 21600 21600" draw:type="non-primitive" draw:enhanced-path="M 0 0 L 21600 0 21600 21600 0 21600 Z N"/></draw:custom-shape><text:span text:style-name="Fuente_20_de_20_párrafo_20_predeter."><text:span text:style-name="T2"/></text:span></text:p>
      <text:p text:style-name="P56">Autorización de impresió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text:soft-page-break/>Agradecimiento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6"><text:soft-page-break/><text:span text:style-name="Fuente_20_de_20_párrafo_20_predeter."><text:span text:style-name="T3">Tabla de contenido</text:span></text:span></text:p>
      <text:table-of-content text:style-name="Sect1" text:name="_TOC0">
        <text:table-of-content-source text:outline-level="3" text:use-index-marks="false">
          <text:index-title-template text:style-name="Contents_20_Heading">Sumario</text:index-title-template>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TDC_20_2">
            <text:index-entry-link-start/>
            <text:index-entry-text/>
            <text:index-entry-tab-stop style:type="right" style:leader-char="."/>
            <text:index-entry-page-number/>
            <text:index-entry-link-end/>
          </text:table-of-content-entry-template>
          <text:table-of-content-entry-template text:outline-level="3" text:style-name="TD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TDC_20_1"><text:a xlink:type="simple" xlink:href="#_Toc30679607" office:target-frame-name="_top" xlink:show="replace" text:style-name="Internet_20_link" text:visited-style-name="Visited_20_Internet_20_Link"><text:span text:style-name="Hipervínculo"><text:span text:style-name="T16">Introducción</text:span></text:span></text:a><text:a xlink:type="simple" xlink:href="#_Toc30679607" office:target-frame-name="_top" xlink:show="replace" text:style-name="Internet_20_link" text:visited-style-name="Visited_20_Internet_20_Link"><text:span text:style-name="T16"><text:tab/>1</text:span></text:a></text:p>
          <text:p text:style-name="TDC_20_1"><text:a xlink:type="simple" xlink:href="#_Toc30679608" office:target-frame-name="_top" xlink:show="replace" text:style-name="Internet_20_link" text:visited-style-name="Visited_20_Internet_20_Link"><text:span text:style-name="Hipervínculo"><text:span text:style-name="T16">Capítulo 1. Lorem ipsum dolor sit amet, consectetur</text:span></text:span></text:a><text:a xlink:type="simple" xlink:href="#_Toc30679608" office:target-frame-name="_top" xlink:show="replace" text:style-name="Internet_20_link" text:visited-style-name="Visited_20_Internet_20_Link"><text:span text:style-name="T16"><text:tab/>3</text:span></text:a></text:p>
          <text:p text:style-name="P27"><text:a xlink:type="simple" xlink:href="#_Toc30679609" office:target-frame-name="_top" xlink:show="replace" text:style-name="Internet_20_link" text:visited-style-name="Visited_20_Internet_20_Link"><text:span text:style-name="Hipervínculo"><text:span text:style-name="T17">1.1 Donec ac odio sed nisi lobortis fermentum quis ac neque</text:span></text:span></text:a><text:a xlink:type="simple" xlink:href="#_Toc30679609" office:target-frame-name="_top" xlink:show="replace" text:style-name="Internet_20_link" text:visited-style-name="Visited_20_Internet_20_Link"><text:span text:style-name="T16"><text:tab/>3</text:span></text:a></text:p>
          <text:p text:style-name="P28"><text:a xlink:type="simple" xlink:href="#_Toc30679610" office:target-frame-name="_top" xlink:show="replace" text:style-name="Internet_20_link" text:visited-style-name="Visited_20_Internet_20_Link"><text:span text:style-name="Hipervínculo"><text:span text:style-name="T17">1.1.1 Donec pulvinar felis risus</text:span></text:span></text:a><text:a xlink:type="simple" xlink:href="#_Toc30679610" office:target-frame-name="_top" xlink:show="replace" text:style-name="Internet_20_link" text:visited-style-name="Visited_20_Internet_20_Link"><text:span text:style-name="T16"><text:tab/>4</text:span></text:a></text:p>
          <text:p text:style-name="TDC_20_1"><text:a xlink:type="simple" xlink:href="#_Toc30679611" office:target-frame-name="_top" xlink:show="replace" text:style-name="Internet_20_link" text:visited-style-name="Visited_20_Internet_20_Link"><text:span text:style-name="Hipervínculo"><text:span text:style-name="T16">Capítulo 2. Pellentesque sit amet egestas</text:span></text:span></text:a><text:a xlink:type="simple" xlink:href="#_Toc30679611" office:target-frame-name="_top" xlink:show="replace" text:style-name="Internet_20_link" text:visited-style-name="Visited_20_Internet_20_Link"><text:span text:style-name="T16"><text:tab/>6</text:span></text:a></text:p>
          <text:p text:style-name="P27"><text:a xlink:type="simple" xlink:href="#_Toc30679612" office:target-frame-name="_top" xlink:show="replace" text:style-name="Internet_20_link" text:visited-style-name="Visited_20_Internet_20_Link"><text:span text:style-name="Hipervínculo"><text:span text:style-name="T17">2.1 Nulla interdum ex erat</text:span></text:span></text:a><text:a xlink:type="simple" xlink:href="#_Toc30679612" office:target-frame-name="_top" xlink:show="replace" text:style-name="Internet_20_link" text:visited-style-name="Visited_20_Internet_20_Link"><text:span text:style-name="T16"><text:tab/>6</text:span></text:a></text:p>
          <text:p text:style-name="P28"><text:a xlink:type="simple" xlink:href="#_Toc30679613" office:target-frame-name="_top" xlink:show="replace" text:style-name="Internet_20_link" text:visited-style-name="Visited_20_Internet_20_Link"><text:span text:style-name="Hipervínculo"><text:span text:style-name="T17">2.1.1 Mauris et nisl tempus, fringilla</text:span></text:span></text:a><text:a xlink:type="simple" xlink:href="#_Toc30679613" office:target-frame-name="_top" xlink:show="replace" text:style-name="Internet_20_link" text:visited-style-name="Visited_20_Internet_20_Link"><text:span text:style-name="T16"><text:tab/>7</text:span></text:a></text:p>
          <text:p text:style-name="TDC_20_1"><text:a xlink:type="simple" xlink:href="#_Toc30679614" office:target-frame-name="_top" xlink:show="replace" text:style-name="Internet_20_link" text:visited-style-name="Visited_20_Internet_20_Link"><text:span text:style-name="Hipervínculo"><text:span text:style-name="T16">Capítulo 3. Pellentesque mi mauris, tempor vel risus nec, cursus viverra mi. Aenean scelerisque at orci et llamcorper</text:span></text:span></text:a><text:a xlink:type="simple" xlink:href="#_Toc30679614" office:target-frame-name="_top" xlink:show="replace" text:style-name="Internet_20_link" text:visited-style-name="Visited_20_Internet_20_Link"><text:span text:style-name="T16"><text:tab/>9</text:span></text:a></text:p>
          <text:p text:style-name="P27"><text:a xlink:type="simple" xlink:href="#_Toc30679615" office:target-frame-name="_top" xlink:show="replace" text:style-name="Internet_20_link" text:visited-style-name="Visited_20_Internet_20_Link"><text:span text:style-name="Hipervínculo"><text:span text:style-name="T17">3.1 Cras velit purus, commodo condimentum finibus lobortis, interdum at lacus</text:span></text:span></text:a><text:a xlink:type="simple" xlink:href="#_Toc30679615" office:target-frame-name="_top" xlink:show="replace" text:style-name="Internet_20_link" text:visited-style-name="Visited_20_Internet_20_Link"><text:span text:style-name="T16"><text:tab/>9</text:span></text:a></text:p>
          <text:p text:style-name="P28"><text:a xlink:type="simple" xlink:href="#_Toc30679616" office:target-frame-name="_top" xlink:show="replace" text:style-name="Internet_20_link" text:visited-style-name="Visited_20_Internet_20_Link"><text:span text:style-name="Hipervínculo"><text:span text:style-name="T17">3.1.1 Integer sed ipsum nisl. Sed sed blandit orci</text:span></text:span></text:a><text:a xlink:type="simple" xlink:href="#_Toc30679616" office:target-frame-name="_top" xlink:show="replace" text:style-name="Internet_20_link" text:visited-style-name="Visited_20_Internet_20_Link"><text:span text:style-name="T16"><text:tab/>10</text:span></text:a></text:p>
          <text:p text:style-name="TDC_20_1"><text:a xlink:type="simple" xlink:href="#_Toc30679617" office:target-frame-name="_top" xlink:show="replace" text:style-name="Internet_20_link" text:visited-style-name="Visited_20_Internet_20_Link"><text:span text:style-name="Hipervínculo"><text:span text:style-name="T16">Conclusiones</text:span></text:span></text:a><text:a xlink:type="simple" xlink:href="#_Toc30679617" office:target-frame-name="_top" xlink:show="replace" text:style-name="Internet_20_link" text:visited-style-name="Visited_20_Internet_20_Link"><text:span text:style-name="T16"><text:tab/>12</text:span></text:a></text:p>
          <text:p text:style-name="TDC_20_1"><text:a xlink:type="simple" xlink:href="#_Toc30679618" office:target-frame-name="_top" xlink:show="replace" text:style-name="Internet_20_link" text:visited-style-name="Visited_20_Internet_20_Link"><text:span text:style-name="Hipervínculo"><text:span text:style-name="T16">Bibliografía</text:span></text:span></text:a><text:a xlink:type="simple" xlink:href="#_Toc30679618" office:target-frame-name="_top" xlink:show="replace" text:style-name="Internet_20_link" text:visited-style-name="Visited_20_Internet_20_Link"><text:span text:style-name="T16"><text:tab/>13</text:span></text:a></text:p>
          <text:p text:style-name="TDC_20_1"><text:a xlink:type="simple" xlink:href="#_Toc30679619" office:target-frame-name="_top" xlink:show="replace" text:style-name="Internet_20_link" text:visited-style-name="Visited_20_Internet_20_Link"><text:span text:style-name="Hipervínculo"><text:span text:style-name="T16">ANEXO <text:s/>1</text:span></text:span></text:a><text:a xlink:type="simple" xlink:href="#_Toc30679619" office:target-frame-name="_top" xlink:show="replace" text:style-name="Internet_20_link" text:visited-style-name="Visited_20_Internet_20_Link"><text:span text:style-name="T16"><text:tab/>15</text:span></text:a></text:p>
          <text:p text:style-name="TDC_20_1"><text:a xlink:type="simple" xlink:href="#_Toc30679620" office:target-frame-name="_top" xlink:show="replace" text:style-name="Internet_20_link" text:visited-style-name="Visited_20_Internet_20_Link"><text:span text:style-name="Hipervínculo"><text:span text:style-name="T16">Índice de términos</text:span></text:span></text:a><text:a xlink:type="simple" xlink:href="#_Toc30679620" office:target-frame-name="_top" xlink:show="replace" text:style-name="Internet_20_link" text:visited-style-name="Visited_20_Internet_20_Link"><text:span text:style-name="T16"><text:tab/>16</text:span></text:a></text:p>
        </text:index-body>
      </text:table-of-content>
      <text:p text:style-name="P62"/>
      <text:p text:style-name="P5"/>
      <text:p text:style-name="P5"/>
      <text:p text:style-name="P5"/>
      <text:p text:style-name="P5"/>
      <text:p text:style-name="P5"/>
      <text:p text:style-name="P5"/>
      <text:p text:style-name="P5"/>
      <text:p text:style-name="P5"/>
      <text:p text:style-name="P5"/>
      <text:p text:style-name="P63"><text:soft-page-break/><text:span text:style-name="T5">Índice de figuras</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text:soft-page-break/>Índice de gráfico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text:soft-page-break/>Índice de cuadro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text:soft-page-break/>Siglas y abreviaturas</text:p>
      <text:p text:style-name="P14"/>
      <table:table table:name="Tabla1" table:style-name="Tabla1">
        <table:table-column table:style-name="Tabla1.A"/>
        <table:table-column table:style-name="Tabla1.B"/>
        <table:table-row>
          <table:table-cell table:style-name="Tabla1.A1" office:value-type="string">
            <text:p text:style-name="P29">SIGLAS</text:p>
          </table:table-cell>
          <table:table-cell table:style-name="Tabla1.A1" office:value-type="string">
            <text:p text:style-name="P30">Descripción</text:p>
          </table:table-cell>
        </table:table-row>
        <table:table-row>
          <table:table-cell table:style-name="Tabla1.A1" office:value-type="string">
            <text:p text:style-name="P29">SIGLAS</text:p>
          </table:table-cell>
          <table:table-cell table:style-name="Tabla1.A1" office:value-type="string">
            <text:p text:style-name="P30">Descripción</text:p>
          </table:table-cell>
        </table:table-row>
        <table:table-row>
          <table:table-cell table:style-name="Tabla1.A1" office:value-type="string">
            <text:p text:style-name="P29">SIGLAS</text:p>
          </table:table-cell>
          <table:table-cell table:style-name="Tabla1.A1" office:value-type="string">
            <text:p text:style-name="P30">Descripción</text:p>
          </table:table-cell>
        </table:table-row>
        <table:table-row>
          <table:table-cell table:style-name="Tabla1.A1" office:value-type="string">
            <text:p text:style-name="P29">SIGLAS</text:p>
          </table:table-cell>
          <table:table-cell table:style-name="Tabla1.A1" office:value-type="string">
            <text:p text:style-name="P30">Descripción</text:p>
          </table:table-cell>
        </table:table-row>
        <table:table-row>
          <table:table-cell table:style-name="Tabla1.A1" office:value-type="string">
            <text:p text:style-name="P29">SIGLAS</text:p>
          </table:table-cell>
          <table:table-cell table:style-name="Tabla1.A1" office:value-type="string">
            <text:p text:style-name="P30">Descripción</text:p>
          </table:table-cell>
        </table:table-row>
        <table:table-row>
          <table:table-cell table:style-name="Tabla1.A1" office:value-type="string">
            <text:p text:style-name="P29">SIGLAS</text:p>
          </table:table-cell>
          <table:table-cell table:style-name="Tabla1.A1" office:value-type="string">
            <text:p text:style-name="P30">Descripción</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text:soft-page-break/>Glosario</text:p>
      <text:p text:style-name="P8">“A”</text:p>
      <text:p text:style-name="P20"><text:span text:style-name="Fuente_20_de_20_párrafo_20_predeter."><text:span text:style-name="T7">Aenean</text:span></text:span><text:span text:style-name="Fuente_20_de_20_párrafo_20_predeter."><text:span text:style-name="T8">: Sollicitudin sem lorem, nec tristique lacus auctor in. Etiam luctus purus non dui fringilla tempor. Suspendisse euismod urna id nisl cursus, nec tincidunt lacus sagittis. Sed mollis sem mattis ligula rutrum scelerisque. Ut mattis condimentum blandit. Curabitur ipsum mauris, ullamcorper non accumsan id, eleifend id velit. Nunc at semper massa, sit amet pellentesque metus. Pellentesque pulvinar eget mauris sit amet dapibus. Integer vel lorem ut sem pretium semper vel at est. Aenean vitae varius libero. Sed accumsan nisl eu nulla consectetur fringill.</text:span></text:span></text:p>
      <text:p text:style-name="P9">“B”</text:p>
      <text:p text:style-name="P19"><text:span text:style-name="Fuente_20_de_20_párrafo_20_predeter."><text:span text:style-name="T7">Blandit</text:span></text:span><text:span text:style-name="Fuente_20_de_20_párrafo_20_predeter."><text:span text:style-name="T8">: Aenean laoreet ligula massa, ut varius lorem convallis ut. Integer at libero neque. Donec vestibulum neque in efficitur iaculis. Donec eros eros, porta suscipit auctor et, rutrum ut tortor.</text:span></text:span></text:p>
      <text:p text:style-name="P8">“C”</text:p>
      <text:p text:style-name="P20"><text:span text:style-name="Fuente_20_de_20_párrafo_20_predeter."><text:span text:style-name="T7">Congue</text:span></text:span><text:span text:style-name="Fuente_20_de_20_párrafo_20_predeter."><text:span text:style-name="T8">: Quam nibh convallis mauris, et tincidunt massa dolor maximus mauris. Fusce pretium lectus vitae aliquet aliquet. Fusce elit ligula, cursus eu velit eu, maximus tempus lorem.</text:span></text:span></text:p>
      <text:p text:style-name="P8"/>
      <text:p text:style-name="P6"/>
      <text:p text:style-name="P5"/>
      <text:p text:style-name="P5"/>
      <text:p text:style-name="P5"/>
      <text:p text:style-name="P5"/>
      <text:p text:style-name="P10"/>
      <text:h text:style-name="P45" text:outline-level="1"><text:bookmark-start text:name="_Toc30679607"/>Introducción<text:bookmark-end text:name="_Toc30679607"/></text:h>
      <text:p text:style-name="P7"/>
      <text:p text:style-name="P31">Lorem ipsum dolor sit amet, consectetur adipiscing elit. Vivamus metus orci, vehicula sed tellus a, porta rhoncus justo. Sed mattis lorem vel venenatis consequat. Pellentesque eleifend enim at sem fringilla maximus. Ut vitae orci eget metus cursus interdum. Pellentesque nec diam lorem. Sed sagittis lobortis tortor a blandit. Curabitur commodo eleifend dolor, in interdum dui auctor ac. Nam pretium, purus sed ultricies lacinia, nisi felis ultrices risus, a sollicitudin mi augue ut erat. Morbi nec lorem et odio hendrerit pellentesque. Curabitur eu neque sit amet ante sagittis faucibus eu ac nulla. Nam sollicitudin, velit in aliquet fringilla, nisi est facilisis erat, non interdum metus felis sed mi. Sed in velit dui. Curabitur purus risus, mattis id risus et, feugiat auctor tortor. Phasellus tempus viverra ligula, id semper sem sodales vel. Integer sit amet commodo diam. Class aptent taciti sociosqu ad litora torquent per conubia nostra, per inceptos himenaeos.</text:p>
      <text:p text:style-name="P39">Integer in nibh neque. Maecenas placerat porta felis. Cras commodo aliquet libero fringilla sollicitudin. In hac habitasse platea dictumst. Vestibulum mi leo, dignissim sit amet sagittis eu, malesuada vitae quam. Donec id tellus in ante accumsan pellentesque ut vitae libero. Suspendisse tincidunt, lacus vel laoreet posuere, erat leo maximus lorem, a posuere elit ipsum a tortor. Nulla facilisi. Vivamus iaculis ligula at mi ornare eleifend. Proin gravida mauris dui, quis condimentum quam cursus nec. Vestibulum a arcu ac augue eleifend molestie. Ut ut est eu lorem viverra cursus. Maecenas vel mollis arcu, eget pretium velit. Duis suscipit malesuada semper. Vestibulum quis suscipit tortor, id eleifend elit.</text:p>
      <text:p text:style-name="P40"><text:span text:style-name="Fuente_20_de_20_párrafo_20_predeter."><text:span text:style-name="T8">Nulla egestas sem et massa finibus, sit amet ullamcorper tellus consequat. Nullam rutrum interdum scelerisque. Cras convallis rutrum justo at tempus. Sed lobortis rhoncus ligula at iaculis. Curabitur diam ante, luctus non condimentum nec, auctor quis nibh. Donec id ipsum dolor. Suspendisse potenti.</text:span></text:span><text:span text:style-name="Fuente_20_de_20_párrafo_20_predeter."><text:span text:style-name="T9"> </text:span></text:span></text:p>
      <text:p text:style-name="P21"/>
      <text:p text:style-name="P21"/>
      <text:p text:style-name="P57"/>
      <text:p text:style-name="P12"/>
      <text:p text:style-name="P16">Capítulo 1</text:p>
      <text:p text:style-name="P23"><text:span text:style-name="Fuente_20_de_20_párrafo_20_predeter."><text:span text:style-name="T4">Lorem ipsum dolor sit amet, consectetur</text:span></text:span></text:p>
      <text:h text:style-name="P46" text:outline-level="1"><text:bookmark-start text:name="_Toc30679608"/>Capítulo 1. Lorem ipsum dolor sit amet, consectetur<text:bookmark-end text:name="_Toc30679608"/></text:h>
      <text:p text:style-name="P44"/>
      <text:p text:style-name="P38">Nulla egestas sem et massa finibus, sit amet ullamcorper tellus consequat. Nullam rutrum interdum scelerisque. Cras convallis rutrum justo at tempus. Sed lobortis rhoncus ligula at iaculis. Curabitur diam ante, luctus non condimentum nec, auctor quis nibh. Donec id ipsum dolor. Suspendisse potenti.</text:p>
      <text:p text:style-name="P41">Fusce eleifend volutpat turpis nec scelerisque. Nunc lacinia porttitor pulvinar. Duis vel turpis elit. Maecenas bibendum nunc et molestie vulputate. Etiam auctor lorem tincidunt, egestas ipsum congue, tristique ante. Quisque ut ex at mi vestibulum molestie. Morbi finibus vehicula ante, hendrerit porta metus commodo in. </text:p>
      <text:p text:style-name="P41">Nulla nisl eros, aliquam et tincidunt ut, feugiat in nibh. Nulla ultrices purus sit amet tellus sodales, in elementum lectus semper. Pellentesque sit amet egestas orci. Maecenas at euismod dui, id vestibulum massa. Proin iaculis semper arcu ut efficitur. Quisque non varius justo.Duis ullamcorper arcu at volutpat mattis. Vivamus porta porta urna sit amet pellentesque. Phasellus ac odio fermentum, semper erat et, eleifend nisl. Nunc non orci hendrerit, convallis nisl id, viverra felis. Duis pulvinar sem lorem, eu faucibus mauris blandit eget. Morbi fermentum mi in sodales luctus. Maecenas pretium mollis lorem vel lobortis. Maecenas quis erat erat. Proin in congue ligula, non tempus massa. </text:p>
      <text:p text:style-name="P41">Sed eleifend nunc et augue pulvinar, dignissim scelerisque nisl interdum. Mauris a sapien non velit varius lacinia. Quisque et erat interdum, maximus ex ac, dictum magna. Etiam viverra vitae lacus non finibus. Sed lacinia nisi et odio blandit, ut convallis mi finibus.</text:p>
      <text:p text:style-name="P38"/>
      <text:h text:style-name="P65" text:outline-level="2"><text:bookmark-start text:name="_Toc30679609"/>1.1 Donec ac odio sed nisi lobortis fermentum quis ac neque<text:bookmark-end text:name="_Toc30679609"/></text:h>
      <text:p text:style-name="P31">In pharetra nec orci in tincidunt. Nulla id libero ac sapien iaculis ultrices et vel odio. Aliquam pharetra leo tellus, vitae finibus mi ultricies vitae. Nulla interdum ex erat, non placerat ante iaculis non. Donec condimentum vestibulum neque, at viverra <text:soft-page-break/>eros maximus porta. Nam eu interdum eros, ut hendrerit elit. Nullam purus justo, feugiat a sapien non, tempus varius eros.</text:p>
      <text:p text:style-name="P39">Sed convallis scelerisque consectetur. Sed quis viverra risus. Vestibulum ligula tortor, cursus quis ipsum condimentum, elementum feugiat nulla. Pellentesque habitant morbi tristique senectus et netus et malesuada fames ac turpis egestas. Mauris lacus elit, malesuada sit amet accumsan eu, varius at leo. Etiam consectetur a urna quis consectetur. In suscipit pretium scelerisque. Proin risus dui, luctus vitae lectus vitae, tempor vehicula mauris.</text:p>
      <text:p text:style-name="P39">Pellentesque auctor quam in pulvinar laoreet. Aliquam rhoncus tempor augue, eget maximus quam tincidunt ut. Cras convallis congue tempor. Integer felis enim, imperdiet at facilisis ac, sodales a mi. Fusce nec vehicula velit, ac porttitor justo. Vivamus sagittis, ipsum id congue porta, sapien tortor pharetra libero, vel feugiat ante diam a sem. In mollis posuere pulvinar. Phasellus accumsan semper finibus.</text:p>
      <text:p text:style-name="P39">Fusce vel massa elit. Vivamus ultrices lectus ac porttitor mattis. Curabitur tristique odio accumsan, porta mi nec, fermentum enim. Curabitur efficitur, elit a congue lacinia, mauris enim malesuada diam, non fringilla dui nulla sed lectus. Cras sit amet fringilla turpis. Curabitur tempus laoreet lectus, sed efficitur ante. Vestibulum auctor eros a purus vestibulum laoreet. Interdum et malesuada fames ac ante ipsum primis in faucibus. Vestibulum a nunc sit amet libero rutrum fringilla eu a lacus. Vestibulum quis erat turpis. Donec a lacus eget augue ultricies bibendum eu et ipsum.</text:p>
      <text:p text:style-name="P39"/>
      <text:h text:style-name="P53" text:outline-level="3"><text:bookmark-start text:name="_Toc30679610"/>1.1.1 Donec pulvinar felis risus<text:bookmark-end text:name="_Toc30679610"/></text:h>
      <text:p text:style-name="P32">Sed pharetra ante interdum ac. Ut metus felis, condimentum id vehicula sit amet, bibendum vel lacus. Vestibulum pharetra ac nulla in cursus. Integer bibendum, lorem ullamcorper ultricies ultrices, neque dui scelerisque nisi, at rhoncus diam arcu at ligula. Pellentesque laoreet iaculis lorem in cursus. Aliquam venenatis mollis lacus, aliquam aliquam ante. Integer consequat massa magna, et dapibus nisl lobortis quis. Mauris feugiat diam id tristique tristique. </text:p>
      <text:p text:style-name="P43"><text:span text:style-name="Fuente_20_de_20_párrafo_20_predeter."><text:span text:style-name="T10">Quisque a felis nisi. Quisque fermentum, nibh vel viverra aliquet, est nulla porta felis, ut ullamcorper dolor sapien quis nibh. Mauris et nisl tempus, fringilla nunc quis, mattis dolor. </text:span></text:span></text:p>
      <text:p text:style-name="P58"/>
      <text:p text:style-name="P22"/>
      <text:p text:style-name="P16">Capítulo 2</text:p>
      <text:p text:style-name="P16">Pellentesque sit amet egestas</text:p>
      <text:p text:style-name="P10"/>
      <text:h text:style-name="P47" text:outline-level="1"><text:bookmark-start text:name="_Toc30679611"/>Capítulo 2. Pellentesque sit amet egestas<text:bookmark-end text:name="_Toc30679611"/></text:h>
      <text:p text:style-name="P44"/>
      <text:p text:style-name="P38">Nulla egestas sem et massa finibus, sit amet ullamcorper tellus consequat. Nullam rutrum interdum scelerisque. Cras convallis rutrum justo at tempus. Sed lobortis rhoncus ligula at iaculis. Curabitur diam ante, luctus non condimentum nec, auctor quis nibh. Donec id ipsum dolor. Suspendisse potenti.</text:p>
      <text:p text:style-name="P41">Fusce eleifend volutpat turpis nec scelerisque. Nunc lacinia porttitor pulvinar. Duis vel turpis elit. Maecenas bibendum nunc et molestie vulputate. Etiam auctor lorem tincidunt, egestas ipsum congue, tristique ante. Quisque ut ex at mi vestibulum molestie. Morbi finibus vehicula ante, hendrerit porta metus commodo in. </text:p>
      <text:p text:style-name="P41">Nulla nisl eros, aliquam et tincidunt ut, feugiat in nibh. Nulla ultrices purus sit amet tellus sodales, in elementum lectus semper. Pellentesque sit amet egestas orci. Maecenas at euismod dui, id vestibulum massa. Proin iaculis semper arcu ut efficitur. Quisque non varius justo.Duis ullamcorper arcu at volutpat mattis. Vivamus porta porta urna sit amet pellentesque. Phasellus ac odio fermentum, semper erat et, eleifend nisl. Nunc non orci hendrerit, convallis nisl id, viverra felis. Duis pulvinar sem lorem, eu faucibus mauris blandit eget. Morbi fermentum mi in sodales luctus. Maecenas pretium mollis lorem vel lobortis. Maecenas quis erat erat. Proin in congue ligula, non tempus massa. </text:p>
      <text:p text:style-name="P41">Sed eleifend nunc et augue pulvinar, dignissim scelerisque nisl interdum. Mauris a sapien non velit varius lacinia. Quisque et erat interdum, maximus ex ac, dictum magna. Etiam viverra vitae lacus non finibus. Sed lacinia nisi et odio blandit, ut convallis mi finibus.</text:p>
      <text:p text:style-name="P38"/>
      <text:h text:style-name="P65" text:outline-level="2"><text:bookmark-start text:name="_Toc30679612"/>2.1 Nulla interdum ex erat<text:bookmark-end text:name="_Toc30679612"/></text:h>
      <text:p text:style-name="P31">In pharetra nec orci in tincidunt. Nulla id libero ac sapien iaculis ultrices et vel odio. Aliquam pharetra leo tellus, vitae finibus mi ultricies vitae. Nulla interdum ex erat, non placerat ante iaculis non. Donec condimentum vestibulum neque, at viverra <text:soft-page-break/>eros maximus porta. Nam eu interdum eros, ut hendrerit elit. Nullam purus justo, feugiat a sapien non, tempus varius eros.</text:p>
      <text:p text:style-name="P39">Sed convallis scelerisque consectetur. Sed quis viverra risus. Vestibulum ligula tortor, cursus quis ipsum condimentum, elementum feugiat nulla. Pellentesque habitant morbi tristique senectus et netus et malesuada fames ac turpis egestas. Mauris lacus elit, malesuada sit amet accumsan eu, varius at leo. Etiam consectetur a urna quis consectetur. In suscipit pretium scelerisque. Proin risus dui, luctus vitae lectus vitae, tempor vehicula mauris.</text:p>
      <text:p text:style-name="P39">Pellentesque auctor quam in pulvinar laoreet. Aliquam rhoncus tempor augue, eget maximus quam tincidunt ut. Cras convallis congue tempor. Integer felis enim, imperdiet at facilisis ac, sodales a mi. Fusce nec vehicula velit, ac porttitor justo. Vivamus sagittis, ipsum id congue porta, sapien tortor pharetra libero, vel feugiat ante diam a sem. In mollis posuere pulvinar. Phasellus accumsan semper finibus.</text:p>
      <text:p text:style-name="P39">Fusce vel massa elit. Vivamus ultrices lectus ac porttitor mattis. Curabitur tristique odio accumsan, porta mi nec, fermentum enim. Curabitur efficitur, elit a congue lacinia, mauris enim malesuada diam, non fringilla dui nulla sed lectus. Cras sit amet fringilla turpis. Curabitur tempus laoreet lectus, sed efficitur ante. Vestibulum auctor eros a purus vestibulum laoreet. Interdum et malesuada fames ac ante ipsum primis in faucibus. Vestibulum a nunc sit amet libero rutrum fringilla eu a lacus. Vestibulum quis erat turpis. Donec a lacus eget augue ultricies bibendum eu et ipsum.</text:p>
      <text:p text:style-name="P39"/>
      <text:h text:style-name="P53" text:outline-level="3"><text:bookmark-start text:name="_Toc30679613"/>2.1.1 Mauris et nisl tempus, fringilla<text:bookmark-end text:name="_Toc30679613"/></text:h>
      <text:p text:style-name="P32">Sed pharetra ante interdum ac. Ut metus felis, condimentum id vehicula sit amet, bibendum vel lacus. Vestibulum pharetra ac nulla in cursus. Integer bibendum, lorem ullamcorper ultricies ultrices, neque dui scelerisque nisi, at rhoncus diam arcu at ligula. Pellentesque laoreet iaculis lorem in cursus. Aliquam venenatis mollis lacus, aliquam aliquam ante. Integer consequat massa magna, et dapibus nisl lobortis quis. Mauris feugiat diam id tristique tristique. </text:p>
      <text:p text:style-name="P43"><text:span text:style-name="Fuente_20_de_20_párrafo_20_predeter."><text:span text:style-name="T10">Quisque a felis nisi. Quisque fermentum, nibh vel viverra aliquet, est nulla porta felis, ut ullamcorper dolor sapien quis nibh. Mauris et nisl tempus, fringilla nunc quis, mattis dolor.</text:span></text:span></text:p>
      <text:p text:style-name="P59"/>
      <text:p text:style-name="P11"/>
      <text:p text:style-name="P16">Capítulo 3</text:p>
      <text:p text:style-name="P16">Pellentesque mi mauris, tempor vel risus nec, cursus viverra mi. Aenean scelerisque at orci et ullamcorper</text:p>
      <text:h text:style-name="P48" text:outline-level="1"><text:bookmark-start text:name="_Toc30679614"/>Capítulo 3. Pellentesque mi mauris, tempor vel risus nec, cursus viverra mi. Aenean scelerisque at orci et llamcorper<text:bookmark-end text:name="_Toc30679614"/></text:h>
      <text:p text:style-name="P44"/>
      <text:p text:style-name="P38">Nulla egestas sem et massa finibus, sit amet ullamcorper tellus consequat. Nullam rutrum interdum scelerisque. Cras convallis rutrum justo at tempus. Sed lobortis rhoncus ligula at iaculis. Curabitur diam ante, luctus non condimentum nec, auctor quis nibh. Donec id ipsum dolor. Suspendisse potenti.</text:p>
      <text:p text:style-name="P41">Fusce eleifend volutpat turpis nec scelerisque. Nunc lacinia porttitor pulvinar. Duis vel turpis elit. Maecenas bibendum nunc et molestie vulputate. Etiam auctor lorem tincidunt, egestas ipsum congue, tristique ante. Quisque ut ex at mi vestibulum molestie. Morbi finibus vehicula ante, hendrerit porta metus commodo in. </text:p>
      <text:p text:style-name="P41">Nulla nisl eros, aliquam et tincidunt ut, feugiat in nibh. Nulla ultrices purus sit amet tellus sodales, in elementum lectus semper. Pellentesque sit amet egestas orci. Maecenas at euismod dui, id vestibulum massa. Proin iaculis semper arcu ut efficitur. Quisque non varius justo.Duis ullamcorper arcu at volutpat mattis. Vivamus porta porta urna sit amet pellentesque. Phasellus ac odio fermentum, semper erat et, eleifend nisl. Nunc non orci hendrerit, convallis nisl id, viverra felis. Duis pulvinar sem lorem, eu faucibus mauris blandit eget. Morbi fermentum mi in sodales luctus. Maecenas pretium mollis lorem vel lobortis. Maecenas quis erat erat. Proin in congue ligula, non tempus massa. </text:p>
      <text:p text:style-name="P41">Sed eleifend nunc et augue pulvinar, dignissim scelerisque nisl interdum. Mauris a sapien non velit varius lacinia. Quisque et erat interdum, maximus ex ac, dictum magna. Etiam viverra vitae lacus non finibus. Sed lacinia nisi et odio blandit, ut convallis mi finibus.</text:p>
      <text:p text:style-name="P38"/>
      <text:h text:style-name="P65" text:outline-level="2"><text:bookmark-start text:name="_Toc30679615"/>3.1 Cras velit purus, commodo condimentum finibus lobortis, interdum at lacus<text:bookmark-end text:name="_Toc30679615"/></text:h>
      <text:p text:style-name="P31"><text:soft-page-break/>In pharetra nec orci in tincidunt. Nulla id libero ac sapien iaculis ultrices et vel odio. Aliquam pharetra leo tellus, vitae finibus mi ultricies vitae. Nulla interdum ex erat, non placerat ante iaculis non. Donec condimentum vestibulum neque, at viverra eros maximus porta. Nam eu interdum eros, ut hendrerit elit. Nullam purus justo, feugiat a sapien non, tempus varius eros.</text:p>
      <text:p text:style-name="P39">Sed convallis scelerisque consectetur. Sed quis viverra risus. Vestibulum ligula tortor, cursus quis ipsum condimentum, elementum feugiat nulla. Pellentesque habitant morbi tristique senectus et netus et malesuada fames ac turpis egestas. Mauris lacus elit, malesuada sit amet accumsan eu, varius at leo. Etiam consectetur a urna quis consectetur. In suscipit pretium scelerisque. Proin risus dui, luctus vitae lectus vitae, tempor vehicula mauris.</text:p>
      <text:p text:style-name="P39">Pellentesque auctor quam in pulvinar laoreet. Aliquam rhoncus tempor augue, eget maximus quam tincidunt ut. Cras convallis congue tempor. Integer felis enim, imperdiet at facilisis ac, sodales a mi. Fusce nec vehicula velit, ac porttitor justo. Vivamus sagittis, ipsum id congue porta, sapien tortor pharetra libero, vel feugiat ante diam a sem. In mollis posuere pulvinar. Phasellus accumsan semper finibus.</text:p>
      <text:p text:style-name="P39">Fusce vel massa elit. Vivamus ultrices lectus ac porttitor mattis. Curabitur tristique odio accumsan, porta mi nec, fermentum enim. Curabitur efficitur, elit a congue lacinia, mauris enim malesuada diam, non fringilla dui nulla sed lectus. Cras sit amet fringilla turpis. Curabitur tempus laoreet lectus, sed efficitur ante. Vestibulum auctor eros a purus vestibulum laoreet. Interdum et malesuada fames ac ante ipsum primis in faucibus. Vestibulum a nunc sit amet libero rutrum fringilla eu a lacus. Vestibulum quis erat turpis. Donec a lacus eget augue ultricies bibendum eu et ipsum.</text:p>
      <text:p text:style-name="P39"/>
      <text:h text:style-name="P53" text:outline-level="3"><text:bookmark-start text:name="_Toc30679616"/>3.1.1 Integer sed ipsum nisl. Sed sed blandit orci<text:bookmark-end text:name="_Toc30679616"/></text:h>
      <text:p text:style-name="P32">Sed pharetra ante interdum ac. Ut metus felis, condimentum id vehicula sit amet, bibendum vel lacus. Vestibulum pharetra ac nulla in cursus. Integer bibendum, lorem ullamcorper ultricies ultrices, neque dui scelerisque nisi, at rhoncus diam arcu at ligula. Pellentesque laoreet iaculis lorem in cursus. Aliquam venenatis mollis lacus, aliquam aliquam ante. Integer consequat massa magna, et dapibus nisl lobortis quis. Mauris feugiat diam id tristique tristique. </text:p>
      <text:p text:style-name="P60"/>
      <text:p text:style-name="P17"/>
      <text:p text:style-name="P24"><text:span text:style-name="Fuente_20_de_20_párrafo_20_predeter."><text:span text:style-name="T4">Conclusiones</text:span></text:span></text:p>
      <text:p text:style-name="P15"/>
      <text:h text:style-name="P49" text:outline-level="1"><text:bookmark-start text:name="_Hlk30677675"/><text:bookmark-start text:name="_Toc30679617"/>Conclusiones<text:bookmark-end text:name="_Toc30679617"/> <text:bookmark-end text:name="_Hlk30677675"/></text:h>
      <text:p text:style-name="P36"/>
      <text:p text:style-name="P38">Maecenas commodo lacus et imperdiet vulputate. In non dictum justo, et accumsan ante. Ut felis mauris, aliquet ac rutrum nec, scelerisque laoreet felis. Proin vitae dui metus. Nam ac cursus purus, id molestie nisl. Sed vel ante eget odio pharetra faucibus. Integer non malesuada ex. Ut non dapibus purus. Cras varius turpis sed lectus facilisis, quis luctus ligula scelerisque. Etiam fermentum odio a sem ornare pretium. In at pharetra sem. In hac habitasse platea dictumst. Interdum et malesuada fames ac ante ipsum primis in faucibus.</text:p>
      <text:p text:style-name="P41">Sed vestibulum orci non felis commodo, non vulputate velit suscipit. Nam viverra nulla vitae ipsum tincidunt, et elementum quam consectetur. Sed tristique suscipit lectus non sodales. Aenean ac aliquam lorem. Aenean eleifend nec ex id fringilla. Pellentesque aliquet semper arcu nec molestie. Phasellus scelerisque finibus nibh, ac luctus enim cursus sed. Integer leo tellus, eleifend et pharetra at, hendrerit sed metus. Sed eu eros vitae massa vehicula pellentesque. Pellentesque non fringilla eros, sed ultrices risus. Maecenas facilisis quis ante et suscipit.</text:p>
      <text:p text:style-name="P41">Nullam vel elementum nisi, ut venenatis odio. Quisque lacinia enim odio, nec lobortis dolor viverra eu. Sed eu tempus ligula. Sed commodo est vel ligula pharetra, in maximus felis tempus. Nulla commodo eleifend ex, ut imperdiet felis blandit eget. Nulla egestas, dolor eget elementum hendrerit, nibh erat pretium augue, ac egestas justo ipsum ut eros. Cras dignissim, est sed rhoncus dapibus, nunc risus tempus leo, eget hendrerit lectus est vitae magna. Praesent cursus, ex sit amet tristique venenatis, nisi justo suscipit dolor, vitae consequat odio libero a tellus. Sed quis ullamcorper urna, ac aliquam nunc. Nunc ac ornare nunc, non sagittis leo.</text:p>
      <text:p text:style-name="P42"><text:span text:style-name="Fuente_20_de_20_párrafo_20_predeter."><text:span text:style-name="T11">Donec vel mauris convallis, accumsan mi sed, consectetur lacus. Suspendisse interdum consequat elit ut luctus. Donec volutpat ut diam et vehicula. Donec hendrerit leo vel metus sollicitudin finibus. Aenean nunc ipsum, scelerisque in vehicula vitae, commodo id nisl. </text:span></text:span></text:p>
      <text:h text:style-name="P50" text:outline-level="1"><text:bookmark-start text:name="_Toc30679618"/>Bibliografía<text:bookmark-end text:name="_Toc30679618"/></text:h>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1"/>
      <text:p text:style-name="P18"/>
      <text:p text:style-name="P18"/>
      <text:p text:style-name="P18"/>
      <text:p text:style-name="P18"/>
      <text:p text:style-name="P18">ANEXOS</text:p>
      <text:h text:style-name="P51" text:outline-level="1"><text:bookmark-start text:name="_Toc30679619"/>ANEXO <text:s/>1<text:bookmark-end text:name="_Toc30679619"/></text:h>
      <text:h text:style-name="P52" text:outline-level="1"><text:bookmark-start text:name="_Toc30679620"/>Índice de términos<text:bookmark-end text:name="_Toc30679620"/></text:h>
      <text:p text:style-name="P37"/>
      <text:section text:style-name="Sect2" text:name="Sect16">
        <text:p text:style-name="P33">“A”</text:p>
        <text:p text:style-name="P34">Aliquam………………………………12</text:p>
        <text:p text:style-name="P33"/>
        <text:p text:style-name="P33">“B”</text:p>
        <text:p text:style-name="P35">Blandit……………………………………...3</text:p>
        <text:p text:style-name="P33"/>
        <text:p text:style-name="P33">“C”</text:p>
        <text:p text:style-name="P34">Consectetur…………………………7</text:p>
        <text:p text:style-name="P33"/>
        <text:p text:style-name="P33">“D”</text:p>
        <text:p text:style-name="P34">Donec………………………………12</text:p>
      </text:section>
      <text:section text:style-name="Sect3" text:name="Sect17">
        <text:p text:style-name="P34"/>
        <text:p text:style-name="P3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Normal" style:family="paragraph">
      <style:paragraph-properties fo:hyphenation-ladder-count="no-limit"/>
      <style:text-properties fo:hyphenate="false"/>
    </style:style>
    <style:style style:name="Encabezado" style:family="paragraph" style:parent-style-name="Normal">
      <style:paragraph-properties fo:margin-top="0cm" fo:margin-bottom="0cm" loext:contextual-spacing="false" fo:line-height="100%" fo:hyphenation-ladder-count="no-limit">
        <style:tab-stops>
          <style:tab-stop style:position="7.795cm" style:type="center"/>
          <style:tab-stop style:position="15.589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795cm" style:type="center"/>
          <style:tab-stop style:position="15.589cm" style:type="right"/>
        </style:tab-stops>
      </style:paragraph-properties>
      <style:text-properties fo:hyphenate="false"/>
    </style:style>
    <style:style style:name="Frame_20_contents" style:display-name="Frame contents" style:family="paragraph" style:parent-style-name="Normal" style:class="extra">
      <style:paragraph-properties fo:margin-top="0cm" fo:margin-bottom="0cm" loext:contextual-spacing="false" fo:line-height="100%" fo:hyphenation-ladder-count="no-limit"/>
      <style:text-properties fo:font-size="12pt" style:font-name-asian="Times New Roman" style:font-family-asian="'Times New Roman'" style:font-family-generic-asian="roman" style:font-pitch-asian="variable" style:font-size-asian="12pt" style:language-asian="es" style:country-asian="ES" style:font-size-complex="12pt" fo:hyphenate="false"/>
    </style:style>
    <style:style style:name="Título_20_TDC" style:display-name="Título TDC" style:family="paragraph" style:parent-style-name="Heading_20_1" style:next-style-name="Normal" style:default-outline-level="" style:list-style-name="">
      <style:paragraph-properties fo:hyphenation-ladder-count="no-limit"/>
      <style:text-properties style:language-asian="es" style:country-asian="MX" fo:hyphenate="false"/>
    </style:style>
    <style:style style:name="TDC_20_1" style:display-name="TDC 1" style:family="paragraph" style:parent-style-name="Normal" style:next-style-name="Normal" style:auto-update="true">
      <style:paragraph-properties fo:margin-top="0.423cm" fo:margin-bottom="0.176cm" loext:contextual-spacing="false" fo:hyphenation-ladder-count="no-limit">
        <style:tab-stops>
          <style:tab-stop style:position="15.572cm" style:type="right" style:leader-style="dotted" style:leader-text="."/>
        </style:tab-stops>
      </style:paragraph-propertie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weight-complex="bold" fo:hyphenate="false"/>
    </style:style>
    <style:style style:name="TDC_20_2" style:display-name="TD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style:font-name-asian="Times New Roman" style:font-family-asian="'Times New Roman'" style:font-family-generic-asian="roman" style:font-pitch-asian="variable" style:language-asian="es" style:country-asian="MX" style:font-name-complex="Times New Roman" style:font-family-complex="'Times New Roman'" style:font-family-generic-complex="roman" style:font-pitch-complex="variable" fo:hyphenate="false"/>
    </style:style>
    <style:style style:name="TDC_20_3" style:display-name="TD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style:font-name-asian="Times New Roman" style:font-family-asian="'Times New Roman'" style:font-family-generic-asian="roman" style:font-pitch-asian="variable" style:language-asian="es" style:country-asian="MX" style:font-name-complex="Times New Roman" style:font-family-complex="'Times New Roman'" style:font-family-generic-complex="roman" style:font-pitch-complex="variable"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s" style:country-asian="MX" style:font-name-complex="Times New Roman" style:font-family-complex="'Times New Roman'" style:font-family-generic-complex="roman" style:font-pitch-complex="variable" style:font-size-complex="12pt" fo:hyphenate="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ítulo_20_1_20_Car" style:display-name="Título 1 Car" style:family="text" style:parent-style-name="Fuente_20_de_20_párrafo_20_predeter.">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Título_20_3_20_Car" style:display-name="Título 3 Car" style:family="text" style:parent-style-name="Fuente_20_de_20_párrafo_20_predeter.">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style:tab-stops>
          <style:tab-stop style:position="11.867cm"/>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fo:margin-left="0cm" fo:margin-right="0cm" fo:text-indent="1.249cm" style:auto-text-indent="false">
        <style:tab-stops>
          <style:tab-stop style:position="11.867cm"/>
        </style:tab-stops>
      </style:paragraph-properties>
    </style:style>
    <style:style style:name="MP4" style:family="paragraph" style:parent-style-name="Footer">
      <style:paragraph-properties fo:margin-left="0cm" fo:margin-right="0cm" fo:text-indent="1.249cm" style:auto-text-indent="false">
        <style:tab-stops>
          <style:tab-stop style:position="5.413cm"/>
        </style:tab-stops>
      </style:paragraph-properties>
    </style:style>
    <style:style style:name="MT1" style:family="text">
      <style:text-properties fo:language="es" fo:country="ES"/>
    </style:style>
    <style:style style:name="Mfr1" style:family="graphic" style:parent-style-name="Graphics">
      <style:graphic-properties style:run-through="background" style:wrap="run-through" style:number-wrapped-paragraphs="no-limit"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righ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style:page-layout style:name="Mpm3">
      <style:page-layout-properties fo:page-width="21.59cm" fo:page-height="27.94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4">
      <style:page-layout-properties fo:page-width="21.59cm" fo:page-height="27.94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Encabezado"><draw:frame draw:style-name="Mfr1" draw:name="Imagen 12" text:anchor-type="paragraph" svg:y="-1.192cm" svg:width="21.474cm" style:rel-width="scale" svg:height="27.808cm" style:rel-height="scale" draw:z-index="0"><draw:image xlink:href="Pictures/10000200000004F40000066A88D5730412D32AC1.png" xlink:type="simple" xlink:show="embed" xlink:actuate="onLoad" loext:mime-type="image/png"/></draw:frame></text:p>
      </style:header>
    </style:master-page>
    <style:master-page style:name="MP1" style:page-layout-name="Mpm3">
      <style:header>
        <text:p text:style-name="Encabezado"><draw:frame draw:style-name="Mfr1" draw:name="Imagen 18" text:anchor-type="paragraph" svg:y="-1.282cm" svg:width="21.592cm" style:rel-width="scale" svg:height="27.942cm" style:rel-height="scale" draw:z-index="5"><draw:image xlink:href="Pictures/10000201000004FB0000067250F6F582886FEE86.png" xlink:type="simple" xlink:show="embed" xlink:actuate="onLoad" loext:mime-type="image/png"/></draw:frame></text:p>
      </style:header>
      <style:footer>
        <text:p text:style-name="MP1"><text:tab/></text:p>
      </style:footer>
    </style:master-page>
    <style:master-page style:name="MP2" style:page-layout-name="Mpm3">
      <style:header>
        <text:p text:style-name="Encabezado"/>
      </style:header>
      <style:footer>
        <text:p text:style-name="MP1"><text:tab/></text:p>
      </style:footer>
    </style:master-page>
    <style:master-page style:name="MP3" style:page-layout-name="Mpm3">
      <style:header>
        <text:p text:style-name="Encabezado"/>
      </style:header>
      <style:footer>
        <text:p text:style-name="MP2"><text:span text:style-name="Fuente_20_de_20_párrafo_20_predeter."><text:span text:style-name="MT1"><text:page-number text:select-page="current">1</text:page-number></text:span></text:span></text:p>
        <text:p text:style-name="MP1"/>
      </style:footer>
    </style:master-page>
    <style:master-page style:name="MP4" style:page-layout-name="Mpm3">
      <style:header>
        <text:p text:style-name="Encabezado"><draw:frame draw:style-name="Mfr2" draw:name="Imagen 13" text:anchor-type="paragraph" svg:y="-1.184cm" svg:width="21.474cm" style:rel-width="scale" svg:height="27.808cm" style:rel-height="scale" draw:z-index="1"><draw:image xlink:href="Pictures/10000200000004F40000066A88D5730412D32AC1.png" xlink:type="simple" xlink:show="embed" xlink:actuate="onLoad" loext:mime-type="image/png"/></draw:frame></text:p>
      </style:header>
      <style:footer>
        <text:p text:style-name="MP2"/>
        <text:p text:style-name="MP1"/>
      </style:footer>
    </style:master-page>
    <style:master-page style:name="MP5" style:page-layout-name="Mpm3">
      <style:header>
        <text:p text:style-name="Encabezado"/>
      </style:header>
      <style:footer>
        <text:p text:style-name="MP2"><text:span text:style-name="Fuente_20_de_20_párrafo_20_predeter."><text:span text:style-name="MT1"><text:page-number text:select-page="current">4</text:page-number></text:span></text:span></text:p>
        <text:p text:style-name="MP3"/>
      </style:footer>
    </style:master-page>
    <style:master-page style:name="MP6" style:page-layout-name="Mpm3">
      <style:header>
        <text:p text:style-name="Encabezado"><draw:frame draw:style-name="Mfr3" draw:name="Imagen 15" text:anchor-type="paragraph" svg:x="-2.87cm" svg:y="-1.184cm" svg:width="21.474cm" style:rel-width="scale" svg:height="27.808cm" style:rel-height="scale" draw:z-index="2"><draw:image xlink:href="Pictures/10000200000004F40000066A88D5730412D32AC1.png" xlink:type="simple" xlink:show="embed" xlink:actuate="onLoad" loext:mime-type="image/png"/></draw:frame></text:p>
      </style:header>
      <style:footer>
        <text:p text:style-name="MP2"/>
        <text:p text:style-name="MP4"><text:tab/></text:p>
      </style:footer>
    </style:master-page>
    <style:master-page style:name="MP7" style:page-layout-name="Mpm3">
      <style:header>
        <text:p text:style-name="Encabezado"/>
      </style:header>
      <style:footer>
        <text:p text:style-name="MP2"><text:span text:style-name="Fuente_20_de_20_párrafo_20_predeter."><text:span text:style-name="MT1"><text:page-number text:select-page="current">7</text:page-number></text:span></text:span></text:p>
        <text:p text:style-name="MP4"/>
      </style:footer>
    </style:master-page>
    <style:master-page style:name="MP8" style:page-layout-name="Mpm3">
      <style:header>
        <text:p text:style-name="Encabezado"><draw:frame draw:style-name="Mfr2" draw:name="Imagen 16" text:anchor-type="paragraph" svg:y="-1.184cm" svg:width="21.474cm" style:rel-width="scale" svg:height="27.808cm" style:rel-height="scale" draw:z-index="3"><draw:image xlink:href="Pictures/10000200000004F40000066A88D5730412D32AC1.png" xlink:type="simple" xlink:show="embed" xlink:actuate="onLoad" loext:mime-type="image/png"/></draw:frame></text:p>
      </style:header>
      <style:footer>
        <text:p text:style-name="MP4"><text:tab/></text:p>
      </style:footer>
    </style:master-page>
    <style:master-page style:name="MP9" style:page-layout-name="Mpm4">
      <style:header>
        <text:p text:style-name="Encabezado"/>
      </style:header>
      <style:footer>
        <text:p text:style-name="MP2"><text:span text:style-name="Fuente_20_de_20_párrafo_20_predeter."><text:span text:style-name="MT1"><text:page-number text:select-page="current">10</text:page-number></text:span></text:span></text:p>
        <text:p text:style-name="MP4"/>
      </style:footer>
    </style:master-page>
    <style:master-page style:name="MP10" style:page-layout-name="Mpm3">
      <style:header>
        <text:p text:style-name="Encabezado"><draw:frame draw:style-name="Mfr2" draw:name="Imagen 17" text:anchor-type="paragraph" svg:y="-1.184cm" svg:width="21.474cm" style:rel-width="scale" svg:height="27.808cm" style:rel-height="scale" draw:z-index="4"><draw:image xlink:href="Pictures/10000200000004F40000066A88D5730412D32AC1.png" xlink:type="simple" xlink:show="embed" xlink:actuate="onLoad" loext:mime-type="image/png"/></draw:frame></text:p>
      </style:header>
      <style:footer>
        <text:p text:style-name="MP4"><text:tab/></text:p>
      </style:footer>
    </style:master-page>
    <style:master-page style:name="MP11" style:page-layout-name="Mpm3">
      <style:header>
        <text:p text:style-name="Encabezado"/>
      </style:header>
      <style:footer>
        <text:p text:style-name="MP2"><text:span text:style-name="Fuente_20_de_20_párrafo_20_predeter."><text:span text:style-name="MT1"><text:page-number text:select-page="current">12</text:page-number></text:span></text:span></text:p>
        <text:p text:style-name="MP4"/>
      </style:footer>
    </style:master-page>
    <style:master-page style:name="MP12" style:page-layout-name="Mpm3">
      <style:header>
        <text:p text:style-name="Encabezado"/>
      </style:header>
      <style:footer>
        <text:p text:style-name="MP2"><text:span text:style-name="Fuente_20_de_20_párrafo_20_predeter."><text:span text:style-name="MT1"><text:page-number text:select-page="current">13</text:page-number></text:span></text:span></text:p>
        <text:p text:style-name="MP4"/>
      </style:footer>
    </style:master-page>
    <style:master-page style:name="MP13" style:page-layout-name="Mpm3">
      <style:header>
        <text:p text:style-name="Encabezado"/>
      </style:header>
      <style:footer>
        <text:p text:style-name="MP4"><text:tab/></text:p>
      </style:footer>
    </style:master-page>
    <style:master-page style:name="MP14" style:page-layout-name="Mpm3">
      <style:header>
        <text:p text:style-name="Encabezado"/>
      </style:header>
      <style:footer>
        <text:p text:style-name="MP2"><text:span text:style-name="Fuente_20_de_20_párrafo_20_predeter."><text:span text:style-name="MT1"><text:page-number text:select-page="current">15</text:page-number></text:span></text:span></text:p>
        <text:p text:style-name="MP4"/>
      </style:footer>
    </style:master-page>
    <style:master-page style:name="MP15" style:page-layout-name="Mpm3">
      <style:header>
        <text:p text:style-name="Encabezado"/>
      </style:header>
      <style:footer>
        <text:p text:style-name="MP2"><text:span text:style-name="Fuente_20_de_20_párrafo_20_predeter."><text:span text:style-name="MT1"><text:page-number text:select-page="current">16</text:page-number></text:span></text:span></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Linux_X86_64 LibreOffice_project/10$Build-3</meta:generator>
    <dc:title/>
    <dc:description/>
    <dc:subject/>
    <meta:initial-creator>Julieta Alcibar Hermosillo</meta:initial-creator>
    <meta:creation-date>2020-01-23T22:27:00Z</meta:creation-date>
    <dc:date>2020-01-24T16:22:02.666920892</dc:date>
    <meta:print-date>2020-01-23T22:27:00Z</meta:print-date>
    <meta:editing-cycles>3</meta:editing-cycles>
    <meta:editing-duration>PT1M3S</meta:editing-duration>
    <meta:document-statistic meta:table-count="1" meta:image-count="7" meta:object-count="0" meta:page-count="32" meta:paragraph-count="120" meta:word-count="2790" meta:character-count="18646" meta:non-whitespace-character-count="15949"/>
    <meta:template xlink:type="simple" xlink:actuate="onRequest" xlink:title="" xlink:href="Normal"/>
  </office:meta>
</office:document-meta>
</file>